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196b24" draw:opacity="100%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196b24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96b2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i-sans-serif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left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left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1-title-Diapositive-de-titre" presentation:presentation-page-layout-name="Master1-PPL1" draw:id="Slide-257">
        <draw:frame draw:id="id63" presentation:style-name="a383" draw:name="Titre 1" svg:x="1.66667in" svg:y="0.99029in" svg:width="10in" svg:height="1.1298in" presentation:class="title" presentation:placeholder="false">
          <draw:text-box>
            <text:p text:style-name="a382" text:class-names="" text:cond-style-name=""><text:span text:style-name="a381" text:class-names="">Barre de navigation</text:span></text:p>
          </draw:text-box>
          <svg:title/>
          <svg:desc/>
        </draw:frame>
        <draw:custom-shape svg:x="0.60356in" svg:y="3.32281in" svg:width="12.12621in" svg:height="0.85437in" draw:id="id64" draw:style-name="a389" draw:name="Rectangle : coins arrondis 4">
          <svg:title/>
          <svg:desc/>
          <text:p text:style-name="a388" text:class-names="" text:cond-style-name=""><text:span text:style-name="a384" text:class-names="">Accueil | À propos | Services | Projets et références | Actualités | FAQ |<text:s text:c="1"/></text:span><text:span text:style-name="a385" text:class-names="">Mentions légales |<text:s text:c="1"/></text:span><text:span text:style-name="a386" text:class-names="">Contact</text:span><text:span text:style-name="a3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24321in" svg:y="4.4498in" svg:width="1.9281in" svg:height="1.36068in" draw:id="id65" draw:style-name="a403" draw:name="Bulle narrative : rectangle à coins arrondis 6">
          <svg:title/>
          <svg:desc/>
          <text:list text:style-name="a393">
            <text:list-item>
              <text:p text:style-name="a392" text:class-names="" text:cond-style-name=""><text:span text:style-name="a390" text:class-names="">Histoire</text:span><text:span text:style-name="a391" text:class-names=""/></text:p>
            </text:list-item>
          </text:list>
          <text:list text:style-name="a396">
            <text:list-item>
              <text:p text:style-name="a395" text:class-names="" text:cond-style-name=""><text:span text:style-name="a394" text:class-names="">Valeurs et mission</text:span></text:p>
            </text:list-item>
          </text:list>
          <text:list text:style-name="a399">
            <text:list-item>
              <text:p text:style-name="a398" text:class-names="" text:cond-style-name=""><text:span text:style-name="a397" text:class-names="">Equipe</text:span></text:p>
            </text:list-item>
          </text:list>
          <text:list text:style-name="a402">
            <text:list-item>
              <text:p text:style-name="a401" text:class-names="" text:cond-style-name=""><text:span text:style-name="a400" text:class-names="">Localisation</text:span></text:p>
            </text:list-item>
          </text:list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19657 -7697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3.29869in" svg:y="4.4498in" svg:width="2.26245in" svg:height="1.66317in" draw:id="id66" draw:style-name="a419" draw:name="Bulle narrative : rectangle à coins arrondis 7">
          <svg:title/>
          <svg:desc/>
          <text:list text:style-name="a406">
            <text:list-item>
              <text:p text:style-name="a405" text:class-names="" text:cond-style-name=""><text:span text:style-name="a404" text:class-names="">Assemblage de Cartes Électroniques</text:span></text:p>
            </text:list-item>
          </text:list>
          <text:list text:style-name="a409">
            <text:list-item>
              <text:p text:style-name="a408" text:class-names="" text:cond-style-name=""><text:span text:style-name="a407" text:class-names="">Conception de Circuits</text:span></text:p>
            </text:list-item>
          </text:list>
          <text:list text:style-name="a412">
            <text:list-item>
              <text:p text:style-name="a411" text:class-names="" text:cond-style-name=""><text:span text:style-name="a410" text:class-names="">Prototypage</text:span></text:p>
            </text:list-item>
          </text:list>
          <text:list text:style-name="a415">
            <text:list-item>
              <text:p text:style-name="a414" text:class-names="" text:cond-style-name=""><text:span text:style-name="a413" text:class-names="">Test et Validation</text:span></text:p>
            </text:list-item>
          </text:list>
          <text:list text:style-name="a418">
            <text:list-item>
              <text:p text:style-name="a417" text:class-names="" text:cond-style-name=""><text:span text:style-name="a416" text:class-names="">Production en Série</text:span></text:p>
            </text:list-item>
          </text:list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7904 -703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5.82969in" svg:y="4.4498in" svg:width="1.67395in" svg:height="0.96828in" draw:id="id67" draw:style-name="a429" draw:name="Bulle narrative : rectangle à coins arrondis 8">
          <svg:title/>
          <svg:desc/>
          <text:list text:style-name="a422">
            <text:list-item>
              <text:p text:style-name="a421" text:class-names="" text:cond-style-name=""><text:span text:style-name="a420" text:class-names="">Portfolio</text:span></text:p>
            </text:list-item>
          </text:list>
          <text:list text:style-name="a425">
            <text:list-item>
              <text:p text:style-name="a424" text:class-names="" text:cond-style-name=""><text:span text:style-name="a423" text:class-names="">Études de Cas</text:span></text:p>
            </text:list-item>
          </text:list>
          <text:list text:style-name="a428">
            <text:list-item>
              <text:p text:style-name="a427" text:class-names="" text:cond-style-name=""><text:span text:style-name="a426" text:class-names="">Témoignages</text:span></text:p>
            </text:list-item>
          </text:list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6599 -11019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7.77219in" svg:y="4.42702in" svg:width="2.36453in" svg:height="0.85437in" draw:id="id68" draw:style-name="a436" draw:name="Bulle narrative : rectangle à coins arrondis 9">
          <svg:title/>
          <svg:desc/>
          <text:list text:style-name="a432">
            <text:list-item>
              <text:p text:style-name="a431" text:class-names="" text:cond-style-name=""><text:span text:style-name="a430" text:class-names="">Communiqués de Presse</text:span></text:p>
            </text:list-item>
          </text:list>
          <text:list text:style-name="a435">
            <text:list-item>
              <text:p text:style-name="a434" text:class-names="" text:cond-style-name=""><text:span text:style-name="a433" text:class-names="">Événements</text:span></text:p>
            </text:list-item>
          </text:list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1547 -12905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lide1" draw:style-name="a437" draw:master-page-name="Master1-Layout1-title-Diapositive-de-titre" presentation:presentation-page-layout-name="Master1-PPL1" draw:id="Slide-256">
        <draw:frame draw:id="id69" presentation:style-name="a441" draw:name="Titre 1" svg:x="1.66667in" svg:y="0.14562in" svg:width="10in" svg:height="1.1298in" presentation:class="title" presentation:placeholder="false">
          <draw:text-box>
            <text:p text:style-name="a440" text:class-names="" text:cond-style-name=""><text:span text:style-name="a438" text:class-names="">Page d’accueil</text:span><text:span text:style-name="a439" text:class-names=""/></text:p>
          </draw:text-box>
          <svg:title/>
          <svg:desc/>
        </draw:frame>
        <draw:frame draw:id="id70" draw:style-name="a484" draw:name="ZoneTexte 10" svg:x="0.74272in" svg:y="1.5764in" svg:width="6.37379in" svg:height="5.1498in">
          <draw:text-box>
            <text:p text:style-name="a443" text:class-names="" text:cond-style-name=""><text:span text:style-name="a442" text:class-names="">Bannière Principale</text:span></text:p>
            <text:p text:style-name="a445" text:class-names="" text:cond-style-name=""><text:span text:style-name="a444" text:class-names=""/></text:p>
            <text:p text:style-name="a447" text:class-names="" text:cond-style-name=""><text:span text:style-name="a446" text:class-names="">Image ou Vidéo de Fond : Une image de haute qualité ou une vidéo de votre production, de vos produits ou de vos installations.</text:span></text:p>
            <text:p text:style-name="a449" text:class-names="" text:cond-style-name=""><text:span text:style-name="a448" text:class-names="">Slogan : Un message accrocheur qui résume votre offre ou votre valeur ajoutée.</text:span></text:p>
            <text:p text:style-name="a451" text:class-names="" text:cond-style-name=""><text:span text:style-name="a450" text:class-names="">CTA (Call-to-Action) : Un bouton incitant à l'action (ex. : "Demander un devis", "En savoir plus").</text:span></text:p>
            <text:p text:style-name="a453" text:class-names="" text:cond-style-name=""><text:span text:style-name="a452" text:class-names=""/></text:p>
            <text:p text:style-name="a455" text:class-names="" text:cond-style-name=""><text:span text:style-name="a454" text:class-names="">Présentation de l'Entreprise</text:span></text:p>
            <text:p text:style-name="a457" text:class-names="" text:cond-style-name=""><text:span text:style-name="a456" text:class-names=""/></text:p>
            <text:p text:style-name="a459" text:class-names="" text:cond-style-name=""><text:span text:style-name="a458" text:class-names="">Brève Description : Un paragraphe décrivant qui vous êtes et ce que vous faites.</text:span></text:p>
            <text:p text:style-name="a461" text:class-names="" text:cond-style-name=""><text:span text:style-name="a460" text:class-names="">Lien vers la Page "À Propos" : Pour plus de détails.</text:span></text:p>
            <text:p text:style-name="a463" text:class-names="" text:cond-style-name=""><text:span text:style-name="a462" text:class-names=""/></text:p>
            <text:p text:style-name="a465" text:class-names="" text:cond-style-name=""><text:span text:style-name="a464" text:class-names="">Services Principaux</text:span></text:p>
            <text:p text:style-name="a467" text:class-names="" text:cond-style-name=""><text:span text:style-name="a466" text:class-names=""/></text:p>
            <text:p text:style-name="a469" text:class-names="" text:cond-style-name=""><text:span text:style-name="a468" text:class-names="">Aperçu des Services : Une liste des principaux services que vous offrez avec une courte description pour chaque.</text:span></text:p>
            <text:p text:style-name="a471" text:class-names="" text:cond-style-name=""><text:span text:style-name="a470" text:class-names="">Liens vers les Pages de Service : Pour plus d'informations sur chaque service.</text:span></text:p>
            <text:p text:style-name="a473" text:class-names="" text:cond-style-name=""><text:span text:style-name="a472" text:class-names=""/></text:p>
            <text:p text:style-name="a475" text:class-names="" text:cond-style-name=""><text:span text:style-name="a474" text:class-names="">Projets et Réalisations</text:span></text:p>
            <text:p text:style-name="a477" text:class-names="" text:cond-style-name=""><text:span text:style-name="a476" text:class-names=""/></text:p>
            <text:p text:style-name="a479" text:class-names="" text:cond-style-name=""><text:span text:style-name="a478" text:class-names="">Exemples de Projets : Vignettes ou extraits de vos projets les plus significatifs avec des liens vers des études de cas ou un portfolio.</text:span></text:p>
            <text:p text:style-name="a481" text:class-names="" text:cond-style-name=""><text:span text:style-name="a480" text:class-names="">Témoignages : Citations de clients satisfaits.</text:span></text:p>
            <text:p text:style-name="a483" text:class-names="" text:cond-style-name=""><text:span text:style-name="a482" text:class-names=""/></text:p>
          </draw:text-box>
          <svg:title/>
          <svg:desc/>
        </draw:frame>
        <draw:frame draw:id="id71" draw:style-name="a525" draw:name="ZoneTexte 11" svg:x="7.46602in" svg:y="1.5764in" svg:width="5.33981in" svg:height="5.93237in">
          <draw:text-box>
            <text:p text:style-name="a486" text:class-names="" text:cond-style-name=""><text:span text:style-name="a485" text:class-names="">Actualités et Blog</text:span></text:p>
            <text:p text:style-name="a488" text:class-names="" text:cond-style-name=""><text:span text:style-name="a487" text:class-names=""/></text:p>
            <text:p text:style-name="a490" text:class-names="" text:cond-style-name=""><text:span text:style-name="a489" text:class-names="">Derniers Articles : Un aperçu des derniers articles de blog ou des nouvelles de l'entreprise.</text:span></text:p>
            <text:p text:style-name="a492" text:class-names="" text:cond-style-name=""><text:span text:style-name="a491" text:class-names="">Lien vers la Section "Actualités".</text:span></text:p>
            <text:p text:style-name="a494" text:class-names="" text:cond-style-name=""><text:span text:style-name="a493" text:class-names=""/></text:p>
            <text:p text:style-name="a496" text:class-names="" text:cond-style-name=""><text:span text:style-name="a495" text:class-names="">Engagements et Valeurs</text:span></text:p>
            <text:p text:style-name="a498" text:class-names="" text:cond-style-name=""><text:span text:style-name="a497" text:class-names=""/></text:p>
            <text:p text:style-name="a500" text:class-names="" text:cond-style-name=""><text:span text:style-name="a499" text:class-names="">Certifications et Qualité : Présentation des certifications, normes de qualité, et engagements environnementaux.</text:span></text:p>
            <text:p text:style-name="a502" text:class-names="" text:cond-style-name=""><text:span text:style-name="a501" text:class-names="">Partenariats et Affiliations : Logos de partenaires, affiliations, ou clients clés.</text:span></text:p>
            <text:p text:style-name="a504" text:class-names="" text:cond-style-name=""><text:span text:style-name="a503" text:class-names=""/></text:p>
            <text:p text:style-name="a506" text:class-names="" text:cond-style-name=""><text:span text:style-name="a505" text:class-names="">Formulaire de Contact Rapide</text:span></text:p>
            <text:p text:style-name="a508" text:class-names="" text:cond-style-name=""><text:span text:style-name="a507" text:class-names=""/></text:p>
            <text:p text:style-name="a510" text:class-names="" text:cond-style-name=""><text:span text:style-name="a509" text:class-names="">CTA : Un court formulaire pour les demandes rapides ou les prises de contact immédiates.</text:span></text:p>
            <text:p text:style-name="a512" text:class-names="" text:cond-style-name=""><text:span text:style-name="a511" text:class-names="">Informations de Contact : Adresse email, numéro de téléphone, et lien vers la page de contact détaillée.</text:span></text:p>
            <text:p text:style-name="a514" text:class-names="" text:cond-style-name=""><text:span text:style-name="a513" text:class-names=""/></text:p>
            <text:p text:style-name="a516" text:class-names="" text:cond-style-name=""><text:span text:style-name="a515" text:class-names="">Pied de Page</text:span></text:p>
            <text:p text:style-name="a518" text:class-names="" text:cond-style-name=""><text:span text:style-name="a517" text:class-names=""/></text:p>
            <text:p text:style-name="a520" text:class-names="" text:cond-style-name=""><text:span text:style-name="a519" text:class-names="">Liens Utiles : Accès rapide aux pages importantes (À Propos, Services, Contact, FAQ, Mentions Légales).</text:span></text:p>
            <text:p text:style-name="a522" text:class-names="" text:cond-style-name=""><text:span text:style-name="a521" text:class-names="">Réseaux Sociaux : Icônes et liens vers vos profils sur les réseaux sociaux.<text:s text:c="1"/></text:span></text:p>
            <text:p text:style-name="a524" text:class-names="" text:cond-style-name=""><text:span text:style-name="a523" text:class-names="">Informations Légales : Liens vers les mentions légales et la politique de confidentialité.</text:span></text:p>
          </draw:text-box>
          <svg:title/>
          <svg:desc/>
        </draw:frame>
      </draw:page>
      <draw:page draw:name="Slide3" draw:style-name="a526" draw:master-page-name="Master1-Layout2-obj-Titre-et-contenu" presentation:presentation-page-layout-name="Master1-PPL2" draw:id="Slide-258">
        <draw:frame draw:id="id72" presentation:style-name="a530" draw:name="Titre 1" svg:x="0.91667in" svg:y="0.22455in" svg:width="11.5in" svg:height="1.44965in" presentation:class="title" presentation:placeholder="false">
          <draw:text-box>
            <text:p text:style-name="a529" text:class-names="" text:cond-style-name=""><text:span text:style-name="a527" text:class-names="">Présentation de l’entreprise</text:span><text:span text:style-name="a528" text:class-names=""/></text:p>
          </draw:text-box>
          <svg:title/>
          <svg:desc/>
        </draw:frame>
        <draw:frame draw:id="id73" draw:style-name="a569" draw:name="ZoneTexte 3" svg:x="0.91667in" svg:y="1.76117in" svg:width="5.75in" svg:height="5.35176in">
          <draw:text-box>
            <text:p text:style-name="a532" text:class-names="" text:cond-style-name=""><text:span text:style-name="a531" text:class-names="">Introduction</text:span></text:p>
            <text:p text:style-name="a534" text:class-names="" text:cond-style-name=""><text:span text:style-name="a533" text:class-names=""/></text:p>
            <text:p text:style-name="a536" text:class-names="" text:cond-style-name=""><text:span text:style-name="a535" text:class-names="">Description succincte : Un paragraphe d'introduction qui résume brièvement qui vous êtes, ce que vous faites, et pourquoi vous le faites.</text:span></text:p>
            <text:p text:style-name="a538" text:class-names="" text:cond-style-name=""><text:span text:style-name="a537" text:class-names="">Mission et Vision : Déclaration de la mission de l'entreprise et de sa vision à long terme.</text:span></text:p>
            <text:p text:style-name="a540" text:class-names="" text:cond-style-name=""><text:span text:style-name="a539" text:class-names=""/></text:p>
            <text:p text:style-name="a542" text:class-names="" text:cond-style-name=""><text:span text:style-name="a541" text:class-names="">Histoire de l'Entreprise</text:span></text:p>
            <text:p text:style-name="a544" text:class-names="" text:cond-style-name=""><text:span text:style-name="a543" text:class-names=""/></text:p>
            <text:p text:style-name="a546" text:class-names="" text:cond-style-name=""><text:span text:style-name="a545" text:class-names="">Origines : Date de création, fondateurs, et circonstances de la fondation.</text:span></text:p>
            <text:p text:style-name="a548" text:class-names="" text:cond-style-name=""><text:span text:style-name="a547" text:class-names="">Évolution : Principales étapes et développements marquants dans l’histoire de l’entreprise.</text:span></text:p>
            <text:p text:style-name="a550" text:class-names="" text:cond-style-name=""><text:span text:style-name="a549" text:class-names=""/></text:p>
            <text:p text:style-name="a552" text:class-names="" text:cond-style-name=""><text:span text:style-name="a551" text:class-names="">Valeurs et Engagements</text:span></text:p>
            <text:p text:style-name="a554" text:class-names="" text:cond-style-name=""><text:span text:style-name="a553" text:class-names=""/></text:p>
            <text:p text:style-name="a556" text:class-names="" text:cond-style-name=""><text:span text:style-name="a555" text:class-names="">Valeurs Fondamentales : Principes et valeurs qui guident votre entreprise (ex. : innovation, qualité, respect de l'environnement, etc.).</text:span></text:p>
            <text:p text:style-name="a558" text:class-names="" text:cond-style-name=""><text:span text:style-name="a557" text:class-names="">Engagements : Promesses faites à vos clients, partenaires, et à la société (ex. : durabilité, responsabilité sociale, excellence du service).</text:span></text:p>
            <text:p text:style-name="a560" text:class-names="" text:cond-style-name=""><text:span text:style-name="a559" text:class-names=""/></text:p>
            <text:p text:style-name="a562" text:class-names="" text:cond-style-name=""><text:span text:style-name="a561" text:class-names="">Équipe</text:span></text:p>
            <text:p text:style-name="a564" text:class-names="" text:cond-style-name=""><text:span text:style-name="a563" text:class-names=""/></text:p>
            <text:p text:style-name="a566" text:class-names="" text:cond-style-name=""><text:span text:style-name="a565" text:class-names="">Présentation de l'Équipe : Brève introduction des membres clés de l’équipe avec leurs photos, rôles, et une courte biographie.</text:span></text:p>
            <text:p text:style-name="a568" text:class-names="" text:cond-style-name=""><text:span text:style-name="a567" text:class-names="">Expertise et Compétences : Compétences et expertises spécifiques de l'équipe qui ajoutent de la valeur à votre offre.</text:span></text:p>
          </draw:text-box>
          <svg:title/>
          <svg:desc/>
        </draw:frame>
        <draw:frame draw:id="id74" draw:style-name="a610" draw:name="ZoneTexte 4" svg:x="7.08738in" svg:y="1.76117in" svg:width="5.75in" svg:height="5.73883in">
          <draw:text-box>
            <text:p text:style-name="a571" text:class-names="" text:cond-style-name=""><text:span text:style-name="a570" text:class-names="">Installations et Équipements</text:span></text:p>
            <text:p text:style-name="a573" text:class-names="" text:cond-style-name=""><text:span text:style-name="a572" text:class-names=""/></text:p>
            <text:p text:style-name="a575" text:class-names="" text:cond-style-name=""><text:span text:style-name="a574" text:class-names="">Description des Installations : Aperçu de vos installations, ateliers, et bureaux.</text:span></text:p>
            <text:p text:style-name="a577" text:class-names="" text:cond-style-name=""><text:span text:style-name="a576" text:class-names="">Technologies et Équipements : Présentation des technologies et équipements avancés utilisés dans vos processus de production.</text:span></text:p>
            <text:p text:style-name="a579" text:class-names="" text:cond-style-name=""><text:span text:style-name="a578" text:class-names=""/></text:p>
            <text:p text:style-name="a581" text:class-names="" text:cond-style-name=""><text:span text:style-name="a580" text:class-names="">Certifications et Récompenses</text:span></text:p>
            <text:p text:style-name="a583" text:class-names="" text:cond-style-name=""><text:span text:style-name="a582" text:class-names=""/></text:p>
            <text:p text:style-name="a585" text:class-names="" text:cond-style-name=""><text:span text:style-name="a584" text:class-names="">Certifications : Liste des certifications de qualité, de sécurité, et environnementales obtenues par l'entreprise.</text:span></text:p>
            <text:p text:style-name="a587" text:class-names="" text:cond-style-name=""><text:span text:style-name="a586" text:class-names="">Récompenses et Distinctions : Toute reconnaissance ou récompense reçue dans le secteur.</text:span></text:p>
            <text:p text:style-name="a589" text:class-names="" text:cond-style-name=""><text:span text:style-name="a588" text:class-names=""/></text:p>
            <text:p text:style-name="a591" text:class-names="" text:cond-style-name=""><text:span text:style-name="a590" text:class-names="">Partenariats et Clients</text:span></text:p>
            <text:p text:style-name="a593" text:class-names="" text:cond-style-name=""><text:span text:style-name="a592" text:class-names=""/></text:p>
            <text:p text:style-name="a595" text:class-names="" text:cond-style-name=""><text:span text:style-name="a594" text:class-names="">Partenaires Stratégiques : Liste de partenaires importants, collaborations industrielles.</text:span></text:p>
            <text:p text:style-name="a597" text:class-names="" text:cond-style-name=""><text:span text:style-name="a596" text:class-names="">Clients Notables : Présentation de certains clients notables ou logos de clients pour lesquels vous avez travaillé (avec leur consentement).</text:span></text:p>
            <text:p text:style-name="a599" text:class-names="" text:cond-style-name=""><text:span text:style-name="a598" text:class-names=""/></text:p>
            <text:p text:style-name="a601" text:class-names="" text:cond-style-name=""><text:span text:style-name="a600" text:class-names="">Responsabilité Sociale et Environnementale</text:span></text:p>
            <text:p text:style-name="a603" text:class-names="" text:cond-style-name=""><text:span text:style-name="a602" text:class-names=""/></text:p>
            <text:p text:style-name="a605" text:class-names="" text:cond-style-name=""><text:span text:style-name="a604" text:class-names="">Initiatives Écologiques : Projets et initiatives en matière de durabilité et de respect de l'environnement.</text:span></text:p>
            <text:p text:style-name="a607" text:class-names="" text:cond-style-name=""><text:span text:style-name="a606" text:class-names="">Implication Communautaire : Actions de responsabilité sociale et engagements envers la communauté locale.</text:span></text:p>
            <text:p text:style-name="a609" text:class-names="" text:cond-style-name=""><text:span text:style-name="a608" text:class-names=""/></text:p>
          </draw:text-box>
          <svg:title/>
          <svg:desc/>
        </draw:frame>
      </draw:page>
      <draw:page draw:name="Slide4" draw:style-name="a611" draw:master-page-name="Master1-Layout2-obj-Titre-et-contenu" presentation:presentation-page-layout-name="Master1-PPL2" draw:id="Slide-259">
        <draw:frame draw:id="id75" presentation:style-name="a615" draw:name="Titre 1" svg:x="0.91667in" svg:y="0.19736in" svg:width="11.5in" svg:height="1.05507in" presentation:class="title" presentation:placeholder="false">
          <draw:text-box>
            <text:p text:style-name="a614" text:class-names="" text:cond-style-name=""><text:span text:style-name="a612" text:class-names="">Services</text:span><text:span text:style-name="a613" text:class-names=""/></text:p>
          </draw:text-box>
          <svg:title/>
          <svg:desc/>
        </draw:frame>
        <draw:frame draw:id="id76" presentation:style-name="a632" draw:name="Espace réservé du contenu 2" svg:x="0.5089in" svg:y="1.25243in" svg:width="5.57848in" svg:height="2.50833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Introduction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Brève Introduction : Un paragraphe introductif qui résume l'ensemble de vos services et met en avant votre expertise.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Liste des Services</text:span></text:p>
              </text:list-item>
            </text:list>
            <text:list text:style-name="a631">
              <text:list-item>
                <text:p text:style-name="a630" text:class-names="" text:cond-style-name=""><text:span text:style-name="a628" text:class-names="">Chaque service doit avoir sa propre section ou sous-page avec une description détaillée.<text:s text:c="1"/></text:span><text:span text:style-name="a629" text:class-names=""/></text:p>
              </text:list-item>
            </text:list>
          </draw:text-box>
          <svg:title/>
          <svg:desc/>
        </draw:frame>
        <draw:frame draw:id="id77" draw:style-name="a698" draw:name="ZoneTexte 3" svg:x="6.15534in" svg:y="1.12099in" svg:width="7.17799in" svg:height="6.63079in">
          <draw:text-box>
            <text:p text:style-name="a634" text:class-names="" text:cond-style-name=""><text:span text:style-name="a633" text:class-names="">Exemples de sections de services</text:span></text:p>
            <text:p text:style-name="a636" text:class-names="" text:cond-style-name=""><text:span text:style-name="a635" text:class-names=""/></text:p>
            <text:p text:style-name="a638" text:class-names="" text:cond-style-name=""><text:span text:style-name="a637" text:class-names="">Titre du service</text:span></text:p>
            <text:p text:style-name="a640" text:class-names="" text:cond-style-name=""><text:span text:style-name="a639" text:class-names=""/></text:p>
            <text:p text:style-name="a642" text:class-names="" text:cond-style-name=""><text:span text:style-name="a641" text:class-names="">Assemblage de Cartes Électroniques</text:span></text:p>
            <text:p text:style-name="a644" text:class-names="" text:cond-style-name=""><text:span text:style-name="a643" text:class-names=""/></text:p>
            <text:p text:style-name="a646" text:class-names="" text:cond-style-name=""><text:span text:style-name="a645" text:class-names="">Description détaillée</text:span></text:p>
            <text:p text:style-name="a648" text:class-names="" text:cond-style-name=""><text:span text:style-name="a647" text:class-names=""/></text:p>
            <text:p text:style-name="a650" text:class-names="" text:cond-style-name=""><text:span text:style-name="a649" text:class-names="">Un résumé des capacités et de l'importance du service. Par exemple : "Nous offrons des services complets d'assemblage de cartes électroniques, y compris le montage en surface (SMT), le montage traversant (THT), et les technologies hybrides."</text:span></text:p>
            <text:p text:style-name="a652" text:class-names="" text:cond-style-name=""><text:span text:style-name="a651" text:class-names=""/></text:p>
            <text:p text:style-name="a656" text:class-names="" text:cond-style-name=""><text:span text:style-name="a653" text:class-names="">Sous-services ou capacités<text:s text:c="1"/></text:span><text:span text:style-name="a654" text:class-names="">s</text:span><text:span text:style-name="a655" text:class-names="">pécifiques</text:span></text:p>
            <text:p text:style-name="a658" text:class-names="" text:cond-style-name=""><text:span text:style-name="a657" text:class-names=""/></text:p>
            <text:p text:style-name="a660" text:class-names="" text:cond-style-name=""><text:span text:style-name="a659" text:class-names="">Montage en Surface (SMT)</text:span></text:p>
            <text:p text:style-name="a662" text:class-names="" text:cond-style-name=""><text:span text:style-name="a661" text:class-names="">Description des capacités SMT, équipements utilisés, tailles de lots pris en charge, etc.</text:span></text:p>
            <text:p text:style-name="a664" text:class-names="" text:cond-style-name=""><text:span text:style-name="a663" text:class-names="">Montage Traversant (THT)</text:span></text:p>
            <text:p text:style-name="a666" text:class-names="" text:cond-style-name=""><text:span text:style-name="a665" text:class-names="">Description des capacités THT, types de composants pris en charge, etc.</text:span></text:p>
            <text:p text:style-name="a668" text:class-names="" text:cond-style-name=""><text:span text:style-name="a667" text:class-names="">Technologies Hybrides</text:span></text:p>
            <text:p text:style-name="a670" text:class-names="" text:cond-style-name=""><text:span text:style-name="a669" text:class-names="">Description des avantages et des utilisations des technologies hybrides.</text:span></text:p>
            <text:p text:style-name="a672" text:class-names="" text:cond-style-name=""><text:span text:style-name="a671" text:class-names=""/></text:p>
            <text:p text:style-name="a674" text:class-names="" text:cond-style-name=""><text:span text:style-name="a673" text:class-names="">Avantages et bénéfices</text:span></text:p>
            <text:p text:style-name="a676" text:class-names="" text:cond-style-name=""><text:span text:style-name="a675" text:class-names=""/></text:p>
            <text:p text:style-name="a678" text:class-names="" text:cond-style-name=""><text:span text:style-name="a677" text:class-names="">Qualité Supérieure</text:span></text:p>
            <text:p text:style-name="a680" text:class-names="" text:cond-style-name=""><text:span text:style-name="a679" text:class-names="">Certifications et normes de qualité respectées.</text:span></text:p>
            <text:p text:style-name="a682" text:class-names="" text:cond-style-name=""><text:span text:style-name="a681" text:class-names="">Flexibilité</text:span></text:p>
            <text:p text:style-name="a684" text:class-names="" text:cond-style-name=""><text:span text:style-name="a683" text:class-names="">Adaptabilité aux petites et grandes séries.</text:span></text:p>
            <text:p text:style-name="a686" text:class-names="" text:cond-style-name=""><text:span text:style-name="a685" text:class-names="">Rapidité</text:span></text:p>
            <text:p text:style-name="a688" text:class-names="" text:cond-style-name=""><text:span text:style-name="a687" text:class-names="">Délai de production rapide et efficace.</text:span></text:p>
            <text:p text:style-name="a690" text:class-names="" text:cond-style-name=""><text:span text:style-name="a689" text:class-names=""/></text:p>
            <text:p text:style-name="a692" text:class-names="" text:cond-style-name=""><text:span text:style-name="a691" text:class-names="">Études de cas ou exemples</text:span></text:p>
            <text:p text:style-name="a694" text:class-names="" text:cond-style-name=""><text:span text:style-name="a693" text:class-names=""/></text:p>
            <text:p text:style-name="a697" text:class-names="" text:cond-style-name=""><text:span text:style-name="a695" text:class-names="">Des exemples concrets ou des études de cas montrant des projets réussis.</text:span><text:span text:style-name="a696" text:class-names=""/></text:p>
          </draw:text-box>
          <svg:title/>
          <svg:desc/>
        </draw:frame>
        <draw:custom-shape svg:x="2.26214in" svg:y="4.77698in" svg:width="2.76699in" svg:height="1.24272in" draw:id="id78" draw:style-name="a702" draw:name="Bulle narrative : rectangle à coins arrondis 4">
          <svg:title/>
          <svg:desc/>
          <text:p text:style-name="a701" text:class-names="" text:cond-style-name=""><text:span text:style-name="a699" text:class-names="">CHATGPT</text:span><text:span text:style-name="a700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30477 -1518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6.15534in" svg:y="1.04854in" svg:width="7.04854in" svg:height="6.45146in" draw:id="id79" draw:style-name="a705" draw:name="Rectangle : coins arrondis 5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9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5" draw:style-name="a706" draw:master-page-name="Master1-Layout2-obj-Titre-et-contenu" presentation:presentation-page-layout-name="Master1-PPL2" draw:id="Slide-260">
        <draw:frame draw:id="id80" presentation:style-name="a710" draw:name="Titre 1" svg:x="0.91667in" svg:y="0.04007in" svg:width="11.5in" svg:height="1.44965in" presentation:class="title" presentation:placeholder="false">
          <draw:text-box>
            <text:p text:style-name="a709" text:class-names="" text:cond-style-name=""><text:span text:style-name="a707" text:class-names="">Projets et références</text:span><text:span text:style-name="a708" text:class-names=""/></text:p>
          </draw:text-box>
          <svg:title/>
          <svg:desc/>
        </draw:frame>
        <draw:frame draw:id="id81" draw:style-name="a753" draw:name="ZoneTexte 3" svg:x="0.7411in" svg:y="1.37322in" svg:width="5.92557in" svg:height="5.95762in">
          <draw:text-box>
            <text:p text:style-name="a712" text:class-names="" text:cond-style-name=""><text:span text:style-name="a711" text:class-names="">Introduction</text:span></text:p>
            <text:p text:style-name="a714" text:class-names="" text:cond-style-name=""><text:span text:style-name="a713" text:class-names=""/></text:p>
            <text:p text:style-name="a716" text:class-names="" text:cond-style-name=""><text:span text:style-name="a715" text:class-names="">Brève Introduction : Une introduction qui met en avant l'importance de vos projets et références en tant que preuve de votre expertise.</text:span></text:p>
            <text:p text:style-name="a718" text:class-names="" text:cond-style-name=""><text:span text:style-name="a717" text:class-names="">Message Clé : Un message mettant en avant la diversité et le succès de vos projets.</text:span></text:p>
            <text:p text:style-name="a720" text:class-names="" text:cond-style-name=""><text:span text:style-name="a719" text:class-names=""/></text:p>
            <text:p text:style-name="a722" text:class-names="" text:cond-style-name=""><text:span text:style-name="a721" text:class-names="">Portfolio de Projets</text:span></text:p>
            <text:p text:style-name="a724" text:class-names="" text:cond-style-name=""><text:span text:style-name="a723" text:class-names=""/></text:p>
            <text:p text:style-name="a726" text:class-names="" text:cond-style-name=""><text:span text:style-name="a725" text:class-names="">Projets Récents : Présentation visuelle des projets récents avec des images et des descriptions.</text:span></text:p>
            <text:p text:style-name="a728" text:class-names="" text:cond-style-name=""><text:span text:style-name="a727" text:class-names="">Projets par Secteur : Organisation des projets par secteur d'activité (ex. : médical, automobile, télécommunications).</text:span></text:p>
            <text:p text:style-name="a730" text:class-names="" text:cond-style-name=""><text:span text:style-name="a729" text:class-names="">Filtres et Catégories : Outils permettant aux utilisateurs de filtrer les projets par type, secteur ou année.</text:span></text:p>
            <text:p text:style-name="a732" text:class-names="" text:cond-style-name=""><text:span text:style-name="a731" text:class-names=""/></text:p>
            <text:p text:style-name="a734" text:class-names="" text:cond-style-name=""><text:span text:style-name="a733" text:class-names="">Études de Cas</text:span></text:p>
            <text:p text:style-name="a736" text:class-names="" text:cond-style-name=""><text:span text:style-name="a735" text:class-names=""/></text:p>
            <text:p text:style-name="a738" text:class-names="" text:cond-style-name=""><text:span text:style-name="a737" text:class-names="">Description Détaillée : Présentation détaillée de projets spécifiques, y compris les défis rencontrés, les solutions apportées et les résultats obtenus.</text:span></text:p>
            <text:p text:style-name="a740" text:class-names="" text:cond-style-name=""><text:span text:style-name="a739" text:class-names="">Illustrations : Images et schémas pertinents pour chaque étude de cas.</text:span></text:p>
            <text:p text:style-name="a742" text:class-names="" text:cond-style-name=""><text:span text:style-name="a741" text:class-names="">Témoignages Clients : Citations de clients spécifiques au projet, mettant en avant leur satisfaction.</text:span></text:p>
            <text:p text:style-name="a744" text:class-names="" text:cond-style-name=""><text:span text:style-name="a743" text:class-names=""/></text:p>
            <text:p text:style-name="a746" text:class-names="" text:cond-style-name=""><text:span text:style-name="a745" text:class-names="">Témoignages Clients</text:span></text:p>
            <text:p text:style-name="a748" text:class-names="" text:cond-style-name=""><text:span text:style-name="a747" text:class-names=""/></text:p>
            <text:p text:style-name="a750" text:class-names="" text:cond-style-name=""><text:span text:style-name="a749" text:class-names="">Citations Directes : Témoignages de clients satisfaits, organisés de manière à montrer la diversité de vos clients et projets.</text:span></text:p>
            <text:p text:style-name="a752" text:class-names="" text:cond-style-name=""><text:span text:style-name="a751" text:class-names="">Logos de Clients : Logos des clients notables avec lesquels vous avez travaillé (avec leur autorisation).</text:span></text:p>
          </draw:text-box>
          <svg:title/>
          <svg:desc/>
        </draw:frame>
        <draw:frame draw:id="id82" draw:style-name="a794" draw:name="ZoneTexte 5" svg:x="7.13592in" svg:y="1.37322in" svg:width="5.92557in" svg:height="4.94785in">
          <draw:text-box>
            <text:p text:style-name="a755" text:class-names="" text:cond-style-name=""><text:span text:style-name="a754" text:class-names="">Références Clients</text:span></text:p>
            <text:p text:style-name="a757" text:class-names="" text:cond-style-name=""><text:span text:style-name="a756" text:class-names=""/></text:p>
            <text:p text:style-name="a759" text:class-names="" text:cond-style-name=""><text:span text:style-name="a758" text:class-names="">Clients Notables : Liste de clients notables ou prestigieux, éventuellement avec des mini-études de cas ou des témoignages.</text:span></text:p>
            <text:p text:style-name="a761" text:class-names="" text:cond-style-name=""><text:span text:style-name="a760" text:class-names="">Logos et Marques : Présentation visuelle des logos des entreprises pour lesquelles vous avez travaillé.</text:span></text:p>
            <text:p text:style-name="a763" text:class-names="" text:cond-style-name=""><text:span text:style-name="a762" text:class-names=""/></text:p>
            <text:p text:style-name="a765" text:class-names="" text:cond-style-name=""><text:span text:style-name="a764" text:class-names="">Galerie de Photos et Vidéos</text:span></text:p>
            <text:p text:style-name="a767" text:class-names="" text:cond-style-name=""><text:span text:style-name="a766" text:class-names=""/></text:p>
            <text:p text:style-name="a769" text:class-names="" text:cond-style-name=""><text:span text:style-name="a768" text:class-names="">Galerie : Collection de photos et vidéos de vos projets en cours ou terminés.</text:span></text:p>
            <text:p text:style-name="a771" text:class-names="" text:cond-style-name=""><text:span text:style-name="a770" text:class-names="">Descriptions : Brèves descriptions accompagnant chaque média pour contextualiser les images et vidéos.</text:span></text:p>
            <text:p text:style-name="a773" text:class-names="" text:cond-style-name=""><text:span text:style-name="a772" text:class-names=""/></text:p>
            <text:p text:style-name="a775" text:class-names="" text:cond-style-name=""><text:span text:style-name="a774" text:class-names="">Chiffres Clés et Réalisations</text:span></text:p>
            <text:p text:style-name="a777" text:class-names="" text:cond-style-name=""><text:span text:style-name="a776" text:class-names=""/></text:p>
            <text:p text:style-name="a779" text:class-names="" text:cond-style-name=""><text:span text:style-name="a778" text:class-names="">Statistiques : Présentation de chiffres clés (ex. : nombre de projets réalisés, nombre de clients, taux de satisfaction).</text:span></text:p>
            <text:p text:style-name="a781" text:class-names="" text:cond-style-name=""><text:span text:style-name="a780" text:class-names="">Réalisations Majeures : Liste de vos réalisations les plus significatives.</text:span></text:p>
            <text:p text:style-name="a783" text:class-names="" text:cond-style-name=""><text:span text:style-name="a782" text:class-names=""/></text:p>
            <text:p text:style-name="a785" text:class-names="" text:cond-style-name=""><text:span text:style-name="a784" text:class-names="">Prix et Distinctions</text:span></text:p>
            <text:p text:style-name="a787" text:class-names="" text:cond-style-name=""><text:span text:style-name="a786" text:class-names=""/></text:p>
            <text:p text:style-name="a789" text:class-names="" text:cond-style-name=""><text:span text:style-name="a788" text:class-names="">Récompenses : Liste des prix et distinctions que votre entreprise a reçus.</text:span></text:p>
            <text:p text:style-name="a791" text:class-names="" text:cond-style-name=""><text:span text:style-name="a790" text:class-names="">Certifications : Mention des certifications obtenues en lien avec les projets réalisés.</text:span></text:p>
            <text:p text:style-name="a793" text:class-names="" text:cond-style-name=""><text:span text:style-name="a792" text:class-names=""/></text:p>
          </draw:text-box>
          <svg:title/>
          <svg:desc/>
        </draw:frame>
      </draw:page>
      <draw:page draw:name="Slide6" draw:style-name="a795" draw:master-page-name="Master1-Layout2-obj-Titre-et-contenu" presentation:presentation-page-layout-name="Master1-PPL2" draw:id="Slide-261">
        <draw:frame draw:id="id83" presentation:style-name="a799" draw:name="Titre 1" svg:x="0.91667in" svg:y="0.39931in" svg:width="11.5in" svg:height="1.44965in" presentation:class="title" presentation:placeholder="false">
          <draw:text-box>
            <text:p text:style-name="a798" text:class-names="" text:cond-style-name=""><text:span text:style-name="a796" text:class-names="">Actualités</text:span><text:span text:style-name="a797" text:class-names=""/></text:p>
          </draw:text-box>
          <svg:title/>
          <svg:desc/>
        </draw:frame>
        <draw:frame draw:id="id84" draw:style-name="a839" draw:name="ZoneTexte 3" svg:x="0.73786in" svg:y="1.66019in" svg:width="5.70874in" svg:height="5.75566in">
          <draw:text-box>
            <text:p text:style-name="a801" text:class-names="" text:cond-style-name=""><text:span text:style-name="a800" text:class-names="">Introduction</text:span></text:p>
            <text:p text:style-name="a803" text:class-names="" text:cond-style-name=""><text:span text:style-name="a802" text:class-names=""/></text:p>
            <text:p text:style-name="a805" text:class-names="" text:cond-style-name=""><text:span text:style-name="a804" text:class-names="">Brève introduction : Une courte introduction expliquant l’importance de cette section et ce que les visiteurs peuvent y trouver.</text:span></text:p>
            <text:p text:style-name="a807" text:class-names="" text:cond-style-name=""><text:span text:style-name="a806" text:class-names=""/></text:p>
            <text:p text:style-name="a809" text:class-names="" text:cond-style-name=""><text:span text:style-name="a808" text:class-names="">Dernières nouvelles</text:span></text:p>
            <text:p text:style-name="a811" text:class-names="" text:cond-style-name=""><text:span text:style-name="a810" text:class-names=""/></text:p>
            <text:p text:style-name="a813" text:class-names="" text:cond-style-name=""><text:span text:style-name="a812" text:class-names="">Articles récents : Liste des articles les plus récents avec une image miniature, un titre accrocheur, une brève description, et un lien vers l’article complet.</text:span></text:p>
            <text:p text:style-name="a815" text:class-names="" text:cond-style-name=""><text:span text:style-name="a814" text:class-names="">Dates : Date de publication pour chaque article.</text:span></text:p>
            <text:p text:style-name="a817" text:class-names="" text:cond-style-name=""><text:span text:style-name="a816" text:class-names=""/></text:p>
            <text:p text:style-name="a819" text:class-names="" text:cond-style-name=""><text:span text:style-name="a818" text:class-names="">Communiqués de presse</text:span></text:p>
            <text:p text:style-name="a821" text:class-names="" text:cond-style-name=""><text:span text:style-name="a820" text:class-names=""/></text:p>
            <text:p text:style-name="a823" text:class-names="" text:cond-style-name=""><text:span text:style-name="a822" text:class-names="">Annonces importantes : Présentation des communiqués de presse récents concernant des événements majeurs, des lancements de produits, des partenariats stratégiques, etc.</text:span></text:p>
            <text:p text:style-name="a825" text:class-names="" text:cond-style-name=""><text:span text:style-name="a824" text:class-names="">Liens : Lien vers les communiqués complets ou les fichiers PDF téléchargeables.</text:span></text:p>
            <text:p text:style-name="a827" text:class-names="" text:cond-style-name=""><text:span text:style-name="a826" text:class-names=""/></text:p>
            <text:p text:style-name="a829" text:class-names="" text:cond-style-name=""><text:span text:style-name="a828" text:class-names="">Événements à venir</text:span></text:p>
            <text:p text:style-name="a831" text:class-names="" text:cond-style-name=""><text:span text:style-name="a830" text:class-names=""/></text:p>
            <text:p text:style-name="a833" text:class-names="" text:cond-style-name=""><text:span text:style-name="a832" text:class-names="">Calendrier des événements : Liste des événements futurs auxquels l'entreprise participera ou organisera (ex. : salons professionnels, conférences, webinaires).</text:span></text:p>
            <text:p text:style-name="a838" text:class-names="" text:cond-style-name=""><text:span text:style-name="a834" text:class-names="">Détails des<text:s text:c="1"/></text:span><text:span text:style-name="a835" text:class-names="">é</text:span><text:span text:style-name="a836" text:class-names="">vénements : Date, lieu, et brève description de chaque événement.</text:span><text:span text:style-name="a837" text:class-names=""/></text:p>
          </draw:text-box>
          <svg:title/>
          <svg:desc/>
        </draw:frame>
        <draw:frame draw:id="id85" draw:style-name="a881" draw:name="ZoneTexte 4" svg:x="6.34951in" svg:y="1.84896in" svg:width="6.43689in" svg:height="4.54395in">
          <draw:text-box>
            <text:p text:style-name="a841" text:class-names="" text:cond-style-name=""><text:span text:style-name="a840" text:class-names="">Mises à jour des produits et services</text:span></text:p>
            <text:p text:style-name="a843" text:class-names="" text:cond-style-name=""><text:span text:style-name="a842" text:class-names=""/></text:p>
            <text:p text:style-name="a845" text:class-names="" text:cond-style-name=""><text:span text:style-name="a844" text:class-names="">Nouveautés : Informations sur les nouveaux produits, services, ou mises à jour majeures.</text:span></text:p>
            <text:p text:style-name="a847" text:class-names="" text:cond-style-name=""><text:span text:style-name="a846" text:class-names="">Détails techniques : Caractéristiques et avantages des nouveautés.</text:span></text:p>
            <text:p text:style-name="a849" text:class-names="" text:cond-style-name=""><text:span text:style-name="a848" text:class-names=""/></text:p>
            <text:p text:style-name="a851" text:class-names="" text:cond-style-name=""><text:span text:style-name="a850" text:class-names="">Succès et réalisations</text:span></text:p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>Projets terminés : Présentation de projets récemment achevés avec succès.</text:span></text:p>
            <text:p text:style-name="a857" text:class-names="" text:cond-style-name=""><text:span text:style-name="a856" text:class-names="">Récompenses : Annonce des prix ou distinctions récemment obtenus.</text:span></text:p>
            <text:p text:style-name="a859" text:class-names="" text:cond-style-name=""><text:span text:style-name="a858" text:class-names=""/></text:p>
            <text:p text:style-name="a863" text:class-names="" text:cond-style-name=""><text:span text:style-name="a860" text:class-names="">Engagements sociétaux et<text:s text:c="1"/></text:span><text:span text:style-name="a861" text:class-names="">e</text:span><text:span text:style-name="a862" text:class-names="">nvironnementaux</text:span></text:p>
            <text:p text:style-name="a865" text:class-names="" text:cond-style-name=""><text:span text:style-name="a864" text:class-names=""/></text:p>
            <text:p text:style-name="a867" text:class-names="" text:cond-style-name=""><text:span text:style-name="a866" text:class-names="">Initiatives RSE : Informations sur les initiatives de responsabilité sociale et environnementale de l’entreprise.</text:span></text:p>
            <text:p text:style-name="a869" text:class-names="" text:cond-style-name=""><text:span text:style-name="a868" text:class-names="">Projets communautaires : Projets de soutien à la communauté locale ou de durabilité.</text:span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>Archives</text:span></text:p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>Anciennes nouvelles : Accès aux articles et communiqués de presse plus anciens pour une consultation historique.</text:span></text:p>
            <text:p text:style-name="a880" text:class-names="" text:cond-style-name=""><text:span text:style-name="a878" text:class-names="">Filtrage par date : Options pour filtrer les actualités par année ou mois.</text:span><text:span text:style-name="a879" text:class-names=""/></text:p>
          </draw:text-box>
          <svg:title/>
          <svg:desc/>
        </draw:frame>
      </draw:page>
      <draw:page draw:name="Slide7" draw:style-name="a882" draw:master-page-name="Master1-Layout2-obj-Titre-et-contenu" presentation:presentation-page-layout-name="Master1-PPL2" draw:id="Slide-262">
        <draw:frame draw:id="id86" presentation:style-name="a886" draw:name="Titre 1" svg:x="0.91667in" svg:y="0.39931in" svg:width="11.5in" svg:height="1.44965in" presentation:class="title" presentation:placeholder="false">
          <draw:text-box>
            <text:p text:style-name="a885" text:class-names="" text:cond-style-name=""><text:span text:style-name="a883" text:class-names="">FAQ</text:span><text:span text:style-name="a884" text:class-names=""/></text:p>
          </draw:text-box>
          <svg:title/>
          <svg:desc/>
        </draw:frame>
        <draw:frame draw:id="id87" draw:style-name="a925" draw:name="ZoneTexte 3" svg:x="0.54045in" svg:y="1.84896in" svg:width="6.03236in" svg:height="5.35176in">
          <draw:text-box>
            <text:p text:style-name="a888" text:class-names="" text:cond-style-name=""><text:span text:style-name="a887" text:class-names="">Introduction</text:span></text:p>
            <text:p text:style-name="a890" text:class-names="" text:cond-style-name=""><text:span text:style-name="a889" text:class-names=""/></text:p>
            <text:p text:style-name="a892" text:class-names="" text:cond-style-name=""><text:span text:style-name="a891" text:class-names="">Brève introduction : Expliquez brièvement l'objectif de la rubrique FAQ et comment elle peut aider les visiteurs à trouver des réponses à leurs questions.</text:span></text:p>
            <text:p text:style-name="a894" text:class-names="" text:cond-style-name=""><text:span text:style-name="a893" text:class-names=""/></text:p>
            <text:p text:style-name="a896" text:class-names="" text:cond-style-name=""><text:span text:style-name="a895" text:class-names="">Questions fréquemment posées</text:span></text:p>
            <text:p text:style-name="a898" text:class-names="" text:cond-style-name=""><text:span text:style-name="a897" text:class-names=""/></text:p>
            <text:p text:style-name="a900" text:class-names="" text:cond-style-name=""><text:span text:style-name="a899" text:class-names="">Questions pertinentes : Sélectionnez les questions les plus fréquemment posées par vos clients ou prospects.</text:span></text:p>
            <text:p text:style-name="a902" text:class-names="" text:cond-style-name=""><text:span text:style-name="a901" text:class-names="">Clarté et Pertinence : Assurez-vous que les questions sont claires et pertinentes par rapport à vos services et activités.</text:span></text:p>
            <text:p text:style-name="a904" text:class-names="" text:cond-style-name=""><text:span text:style-name="a903" text:class-names=""/></text:p>
            <text:p text:style-name="a906" text:class-names="" text:cond-style-name=""><text:span text:style-name="a905" text:class-names="">Réponses détaillées</text:span></text:p>
            <text:p text:style-name="a908" text:class-names="" text:cond-style-name=""><text:span text:style-name="a907" text:class-names=""/></text:p>
            <text:p text:style-name="a910" text:class-names="" text:cond-style-name=""><text:span text:style-name="a909" text:class-names="">Réponses complètes : Fournissez des réponses détaillées et informatives à chaque question, en utilisant un langage clair et accessible.</text:span></text:p>
            <text:p text:style-name="a912" text:class-names="" text:cond-style-name=""><text:span text:style-name="a911" text:class-names="">Liens Utiles : Incluez des liens vers d'autres sections de votre site web pour plus de détails si nécessaire.</text:span></text:p>
            <text:p text:style-name="a914" text:class-names="" text:cond-style-name=""><text:span text:style-name="a913" text:class-names=""/></text:p>
            <text:p text:style-name="a916" text:class-names="" text:cond-style-name=""><text:span text:style-name="a915" text:class-names="">Organisation thématique</text:span></text:p>
            <text:p text:style-name="a918" text:class-names="" text:cond-style-name=""><text:span text:style-name="a917" text:class-names=""/></text:p>
            <text:p text:style-name="a920" text:class-names="" text:cond-style-name=""><text:span text:style-name="a919" text:class-names="">Catégorisation : Organisez les questions par thèmes ou sujets pertinents (ex. : services, processus de travail, délais, tarification, support client, etc.).</text:span></text:p>
            <text:p text:style-name="a922" text:class-names="" text:cond-style-name=""><text:span text:style-name="a921" text:class-names="">Navigation Facile : Assurez-vous que les visiteurs peuvent facilement trouver les réponses à leurs questions en naviguant dans les différentes catégories.</text:span></text:p>
            <text:p text:style-name="a924" text:class-names="" text:cond-style-name=""><text:span text:style-name="a923" text:class-names=""/></text:p>
          </draw:text-box>
          <svg:title/>
          <svg:desc/>
        </draw:frame>
        <draw:frame draw:id="id88" draw:style-name="a942" draw:name="ZoneTexte 4" svg:x="6.94903in" svg:y="1.84896in" svg:width="6.03236in" svg:height="2.32246in">
          <draw:text-box>
            <text:p text:style-name="a927" text:class-names="" text:cond-style-name=""><text:span text:style-name="a926" text:class-names="">Possibilité de recherche</text:span></text:p>
            <text:p text:style-name="a929" text:class-names="" text:cond-style-name=""><text:span text:style-name="a928" text:class-names=""/></text:p>
            <text:p text:style-name="a931" text:class-names="" text:cond-style-name=""><text:span text:style-name="a930" text:class-names="">Barre de recherche : Intégrez une barre de recherche pour permettre aux visiteurs de rechercher des questions spécifiques si elles ne sont pas répertoriées dans la FAQ principale.</text:span></text:p>
            <text:p text:style-name="a933" text:class-names="" text:cond-style-name=""><text:span text:style-name="a932" text:class-names=""/></text:p>
            <text:p text:style-name="a935" text:class-names="" text:cond-style-name=""><text:span text:style-name="a934" text:class-names="">Mises à jour régulières</text:span></text:p>
            <text:p text:style-name="a937" text:class-names="" text:cond-style-name=""><text:span text:style-name="a936" text:class-names=""/></text:p>
            <text:p text:style-name="a939" text:class-names="" text:cond-style-name=""><text:span text:style-name="a938" text:class-names="">Actualisation : Assurez-vous de mettre à jour régulièrement la rubrique FAQ pour inclure de nouvelles questions qui pourraient survenir avec le temps.</text:span></text:p>
            <text:p text:style-name="a941" text:class-names="" text:cond-style-name=""><text:span text:style-name="a940" text:class-names=""/></text:p>
          </draw:text-box>
          <svg:title/>
          <svg:desc/>
        </draw:frame>
      </draw:page>
      <draw:page draw:name="Slide8" draw:style-name="a943" draw:master-page-name="Master1-Layout2-obj-Titre-et-contenu" presentation:presentation-page-layout-name="Master1-PPL2" draw:id="Slide-263">
        <draw:frame draw:id="id89" presentation:style-name="a947" draw:name="Titre 1" svg:x="0.91667in" svg:y="0.14258in" svg:width="11.5in" svg:height="1.44965in" presentation:class="title" presentation:placeholder="false">
          <draw:text-box>
            <text:p text:style-name="a946" text:class-names="" text:cond-style-name=""><text:span text:style-name="a944" text:class-names="">Contact</text:span><text:span text:style-name="a945" text:class-names=""/></text:p>
          </draw:text-box>
          <svg:title/>
          <svg:desc/>
        </draw:frame>
        <draw:frame draw:id="id90" draw:style-name="a988" draw:name="ZoneTexte 3" svg:x="0.64078in" svg:y="1.59223in" svg:width="6.3301in" svg:height="4.94785in">
          <draw:text-box>
            <text:p text:style-name="a949" text:class-names="" text:cond-style-name=""><text:span text:style-name="a948" text:class-names="">Formulaire de contact</text:span></text:p>
            <text:p text:style-name="a951" text:class-names="" text:cond-style-name=""><text:span text:style-name="a950" text:class-names=""/></text:p>
            <text:p text:style-name="a953" text:class-names="" text:cond-style-name=""><text:span text:style-name="a952" text:class-names="">Formulaire simple : Intégrez un formulaire de contact comprenant des champs pour le nom, l'adresse e-mail, le sujet du message et le message lui-même.</text:span></text:p>
            <text:p text:style-name="a955" text:class-names="" text:cond-style-name=""><text:span text:style-name="a954" text:class-names="">Validation des données : Assurez-vous que le formulaire valide correctement les données entrées par l'utilisateur avant l'envoi.</text:span></text:p>
            <text:p text:style-name="a957" text:class-names="" text:cond-style-name=""><text:span text:style-name="a956" text:class-names=""/></text:p>
            <text:p text:style-name="a959" text:class-names="" text:cond-style-name=""><text:span text:style-name="a958" text:class-names="">Coordonnées</text:span></text:p>
            <text:p text:style-name="a961" text:class-names="" text:cond-style-name=""><text:span text:style-name="a960" text:class-names=""/></text:p>
            <text:p text:style-name="a963" text:class-names="" text:cond-style-name=""><text:span text:style-name="a962" text:class-names="">Adresse physique : Si vous avez un lieu physique, incluez l'adresse complète de votre entreprise.</text:span></text:p>
            <text:p text:style-name="a965" text:class-names="" text:cond-style-name=""><text:span text:style-name="a964" text:class-names="">Numéro de téléphone : Fournissez un numéro de téléphone où les clients peuvent vous joindre directement.</text:span></text:p>
            <text:p text:style-name="a967" text:class-names="" text:cond-style-name=""><text:span text:style-name="a966" text:class-names="">Adresse e-mail : Donnez une adresse e-mail dédiée pour les requêtes de contact.</text:span></text:p>
            <text:p text:style-name="a969" text:class-names="" text:cond-style-name=""><text:span text:style-name="a968" text:class-names=""/></text:p>
            <text:p text:style-name="a971" text:class-names="" text:cond-style-name=""><text:span text:style-name="a970" text:class-names="">Carte de localisation</text:span></text:p>
            <text:p text:style-name="a973" text:class-names="" text:cond-style-name=""><text:span text:style-name="a972" text:class-names=""/></text:p>
            <text:p text:style-name="a979" text:class-names="" text:cond-style-name=""><text:span text:style-name="a974" text:class-names="">Google<text:s text:c="1"/></text:span><text:span text:style-name="a975" text:class-names="">Maps</text:span><text:span text:style-name="a976" text:class-names=""><text:s text:c="1"/>: Intégrez une carte Google<text:s text:c="1"/></text:span><text:span text:style-name="a977" text:class-names="">Maps</text:span><text:span text:style-name="a978" text:class-names=""><text:s text:c="1"/>pour montrer l'emplacement de votre entreprise, si applicable.</text:span></text:p>
            <text:p text:style-name="a981" text:class-names="" text:cond-style-name=""><text:span text:style-name="a980" text:class-names=""/></text:p>
            <text:p text:style-name="a983" text:class-names="" text:cond-style-name=""><text:span text:style-name="a982" text:class-names="">Horaires d'ouverture</text:span></text:p>
            <text:p text:style-name="a985" text:class-names="" text:cond-style-name=""><text:span text:style-name="a984" text:class-names=""/></text:p>
            <text:p text:style-name="a987" text:class-names="" text:cond-style-name=""><text:span text:style-name="a986" text:class-names="">Horaires de travail : Indiquez les heures pendant lesquelles votre entreprise est ouverte et disponible pour répondre aux appels ou aux e-mails.</text:span></text:p>
          </draw:text-box>
          <svg:title/>
          <svg:desc/>
        </draw:frame>
        <draw:frame draw:id="id91" draw:style-name="a999" draw:name="ZoneTexte 4" svg:x="7.51456in" svg:y="1.59223in" svg:width="5.27184in" svg:height="1.51465in">
          <draw:text-box>
            <text:p text:style-name="a990" text:class-names="" text:cond-style-name=""><text:span text:style-name="a989" text:class-names=""/></text:p>
            <text:p text:style-name="a992" text:class-names="" text:cond-style-name=""><text:span text:style-name="a991" text:class-names="">Réseaux sociaux</text:span></text:p>
            <text:p text:style-name="a994" text:class-names="" text:cond-style-name=""><text:span text:style-name="a993" text:class-names=""/></text:p>
            <text:p text:style-name="a996" text:class-names="" text:cond-style-name=""><text:span text:style-name="a995" text:class-names="">Liens vers les réseaux sociaux : Fournissez des liens vers vos profils sur les réseaux sociaux afin que les visiteurs puissent vous suivre et interagir avec vous sur ces plateformes.</text:span></text:p>
            <text:p text:style-name="a998" text:class-names="" text:cond-style-name=""><text:span text:style-name="a997" text:class-names=""/></text:p>
          </draw:text-box>
          <svg:title/>
          <svg:desc/>
        </draw:frame>
      </draw:page>
      <draw:page draw:name="Slide9" draw:style-name="a1000" draw:master-page-name="Master1-Layout2-obj-Titre-et-contenu" presentation:presentation-page-layout-name="Master1-PPL2" draw:id="Slide-264">
        <draw:frame draw:id="id92" presentation:style-name="a1004" draw:name="Titre 1" svg:x="0.91667in" svg:y="0.10804in" svg:width="11.5in" svg:height="1.44965in" presentation:class="title" presentation:placeholder="false">
          <draw:text-box>
            <text:p text:style-name="a1003" text:class-names="" text:cond-style-name=""><text:span text:style-name="a1001" text:class-names="">Mentions légales</text:span><text:span text:style-name="a1002" text:class-names=""/></text:p>
          </draw:text-box>
          <svg:title/>
          <svg:desc/>
        </draw:frame>
        <draw:frame draw:id="id93" draw:style-name="a1051" draw:name="ZoneTexte 3" svg:x="0.52427in" svg:y="1.34043in" svg:width="6.13592in" svg:height="4.94785in">
          <draw:text-box>
            <text:p text:style-name="a1006" text:class-names="" text:cond-style-name=""><text:span text:style-name="a1005" text:class-names="">Informations générales</text:span></text:p>
            <text:p text:style-name="a1008" text:class-names="" text:cond-style-name=""><text:span text:style-name="a1007" text:class-names=""/></text:p>
            <text:p text:style-name="a1010" text:class-names="" text:cond-style-name=""><text:span text:style-name="a1009" text:class-names="">Nom de l’entreprise : Raison sociale complète de l'entreprise.</text:span></text:p>
            <text:p text:style-name="a1012" text:class-names="" text:cond-style-name=""><text:span text:style-name="a1011" text:class-names="">Forme juridique : Type de structure (ex. : SARL, SAS, SA).</text:span></text:p>
            <text:p text:style-name="a1014" text:class-names="" text:cond-style-name=""><text:span text:style-name="a1013" text:class-names="">Adresse du siège social : Adresse complète du siège social.</text:span></text:p>
            <text:p text:style-name="a1016" text:class-names="" text:cond-style-name=""><text:span text:style-name="a1015" text:class-names="">Numéro d’identification : Numéro SIRET/SIREN ou équivalent.</text:span></text:p>
            <text:p text:style-name="a1018" text:class-names="" text:cond-style-name=""><text:span text:style-name="a1017" text:class-names="">Numéro de TVA intracommunautaire : Si applicable.</text:span></text:p>
            <text:p text:style-name="a1020" text:class-names="" text:cond-style-name=""><text:span text:style-name="a1019" text:class-names=""/></text:p>
            <text:p text:style-name="a1022" text:class-names="" text:cond-style-name=""><text:span text:style-name="a1021" text:class-names="">Coordonnées</text:span></text:p>
            <text:p text:style-name="a1024" text:class-names="" text:cond-style-name=""><text:span text:style-name="a1023" text:class-names=""/></text:p>
            <text:p text:style-name="a1026" text:class-names="" text:cond-style-name=""><text:span text:style-name="a1025" text:class-names="">Numéro de téléphone : Numéro de téléphone de contact.</text:span></text:p>
            <text:p text:style-name="a1028" text:class-names="" text:cond-style-name=""><text:span text:style-name="a1027" text:class-names="">Adresse e-mail : Adresse e-mail de contact.</text:span></text:p>
            <text:p text:style-name="a1030" text:class-names="" text:cond-style-name=""><text:span text:style-name="a1029" text:class-names=""/></text:p>
            <text:p text:style-name="a1032" text:class-names="" text:cond-style-name=""><text:span text:style-name="a1031" text:class-names="">Directeur de la publication</text:span></text:p>
            <text:p text:style-name="a1034" text:class-names="" text:cond-style-name=""><text:span text:style-name="a1033" text:class-names=""/></text:p>
            <text:p text:style-name="a1036" text:class-names="" text:cond-style-name=""><text:span text:style-name="a1035" text:class-names="">Nom du directeur de la publication : Généralement le gérant ou le président de l'entreprise.</text:span></text:p>
            <text:p text:style-name="a1038" text:class-names="" text:cond-style-name=""><text:span text:style-name="a1037" text:class-names=""/></text:p>
            <text:p text:style-name="a1040" text:class-names="" text:cond-style-name=""><text:span text:style-name="a1039" text:class-names="">Hébergement du site</text:span></text:p>
            <text:p text:style-name="a1042" text:class-names="" text:cond-style-name=""><text:span text:style-name="a1041" text:class-names=""/></text:p>
            <text:p text:style-name="a1044" text:class-names="" text:cond-style-name=""><text:span text:style-name="a1043" text:class-names="">Nom de l’hébergeur : Nom de l'entreprise hébergeant le site.</text:span></text:p>
            <text:p text:style-name="a1046" text:class-names="" text:cond-style-name=""><text:span text:style-name="a1045" text:class-names="">Adresse de l’hébergeur : Adresse complète de l'hébergeur.</text:span></text:p>
            <text:p text:style-name="a1048" text:class-names="" text:cond-style-name=""><text:span text:style-name="a1047" text:class-names="">Coordonnées de l’hébergeur : Numéro de téléphone et e-mail de l'hébergeur.</text:span></text:p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94" draw:style-name="a1102" draw:name="ZoneTexte 4" svg:x="6.90615in" svg:y="1.34043in" svg:width="6.13592in" svg:height="6.15957in">
          <draw:text-box>
            <text:p text:style-name="a1053" text:class-names="" text:cond-style-name=""><text:span text:style-name="a1052" text:class-names="">Propriété intellectuelle</text:span></text:p>
            <text:p text:style-name="a1055" text:class-names="" text:cond-style-name=""><text:span text:style-name="a1054" text:class-names=""/></text:p>
            <text:p text:style-name="a1057" text:class-names="" text:cond-style-name=""><text:span text:style-name="a1056" text:class-names="">Droits d’auteur : Mention des droits d'auteur et de la propriété intellectuelle sur le contenu du site (textes, images, logos, etc.).</text:span></text:p>
            <text:p text:style-name="a1059" text:class-names="" text:cond-style-name=""><text:span text:style-name="a1058" text:class-names="">Marques et logos : Indications concernant les marques et logos présents sur le site.</text:span></text:p>
            <text:p text:style-name="a1061" text:class-names="" text:cond-style-name=""><text:span text:style-name="a1060" text:class-names=""/></text:p>
            <text:p text:style-name="a1063" text:class-names="" text:cond-style-name=""><text:span text:style-name="a1062" text:class-names="">Protection des données personnelles</text:span></text:p>
            <text:p text:style-name="a1065" text:class-names="" text:cond-style-name=""><text:span text:style-name="a1064" text:class-names=""/></text:p>
            <text:p text:style-name="a1069" text:class-names="" text:cond-style-name=""><text:span text:style-name="a1066" text:class-names="">Responsable de la protection des données : Nom et coordonnées du DPO (Data Protection<text:s text:c="1"/></text:span><text:span text:style-name="a1067" text:class-names="">Officer</text:span><text:span text:style-name="a1068" text:class-names="">) si applicable.</text:span></text:p>
            <text:p text:style-name="a1071" text:class-names="" text:cond-style-name=""><text:span text:style-name="a1070" text:class-names="">Politique de confidentialité : Lien vers la politique de confidentialité détaillant la collecte, l'utilisation, et la protection des données personnelles des utilisateurs.</text:span></text:p>
            <text:p text:style-name="a1073" text:class-names="" text:cond-style-name=""><text:span text:style-name="a1072" text:class-names="">Droits des utilisateurs : Explication des droits des utilisateurs (accès, rectification, suppression, etc.) et comment les exercer.</text:span></text:p>
            <text:p text:style-name="a1075" text:class-names="" text:cond-style-name=""><text:span text:style-name="a1074" text:class-names=""/></text:p>
            <text:p text:style-name="a1077" text:class-names="" text:cond-style-name=""><text:span text:style-name="a1076" text:class-names="">Cookies</text:span></text:p>
            <text:p text:style-name="a1079" text:class-names="" text:cond-style-name=""><text:span text:style-name="a1078" text:class-names=""/></text:p>
            <text:p text:style-name="a1081" text:class-names="" text:cond-style-name=""><text:span text:style-name="a1080" text:class-names="">Utilisation des cookies : Explication de l'utilisation des cookies sur le site.</text:span></text:p>
            <text:p text:style-name="a1083" text:class-names="" text:cond-style-name=""><text:span text:style-name="a1082" text:class-names="">Gestion des cookies : Instructions sur la gestion et la désactivation des cookies.</text:span></text:p>
            <text:p text:style-name="a1085" text:class-names="" text:cond-style-name=""><text:span text:style-name="a1084" text:class-names=""/></text:p>
            <text:p text:style-name="a1087" text:class-names="" text:cond-style-name=""><text:span text:style-name="a1086" text:class-names="">Conditions d’utilisation</text:span></text:p>
            <text:p text:style-name="a1089" text:class-names="" text:cond-style-name=""><text:span text:style-name="a1088" text:class-names=""/></text:p>
            <text:p text:style-name="a1091" text:class-names="" text:cond-style-name=""><text:span text:style-name="a1090" text:class-names="">Termes et conditions : Lien vers les termes et conditions d'utilisation du site.</text:span></text:p>
            <text:p text:style-name="a1093" text:class-names="" text:cond-style-name=""><text:span text:style-name="a1092" text:class-names=""/></text:p>
            <text:p text:style-name="a1095" text:class-names="" text:cond-style-name=""><text:span text:style-name="a1094" text:class-names="">Responsabilité</text:span></text:p>
            <text:p text:style-name="a1097" text:class-names="" text:cond-style-name=""><text:span text:style-name="a1096" text:class-names=""/></text:p>
            <text:p text:style-name="a1099" text:class-names="" text:cond-style-name=""><text:span text:style-name="a1098" text:class-names="">Limitation de responsabilité : Clause limitant la responsabilité de l'entreprise en cas de dommage lié à l'utilisation du site.</text:span></text:p>
            <text:p text:style-name="a1101" text:class-names="" text:cond-style-name=""><text:span text:style-name="a110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arre de navigation</dc:title>
    <meta:initial-creator>Clément Oudin</meta:initial-creator>
    <dc:creator>Clément Oudin</dc:creator>
    <meta:creation-date>2024-05-24T06:29:55Z</meta:creation-date>
    <dc:date>2024-05-24T10:52:38Z</dc:date>
    <meta:template xlink:href="TM03457485%5b%5bfn=Maillage%5d%5d" xlink:type="simple"/>
    <meta:editing-cycles>1</meta:editing-cycles>
    <meta:editing-duration>PT15762S</meta:editing-duration>
    <meta:document-statistic meta:paragraph-count="308" meta:word-count="2193"/>
  </office:meta>
</office:document-meta>
</file>